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E35304D9B1EE05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b2b2b2" draw:stroke-linejoin="round" draw:fill="gradient" draw:fill-gradient-name="Tango_20_Green" draw:textarea-vertical-align="top" draw:auto-grow-height="false" fo:min-height="5.466cm" fo:min-width="4.928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689cm" fo:min-width="17.831cm" fo:padding-top="0.125cm" fo:padding-bottom="0.125cm" fo:padding-left="0.25cm" fo:padding-right="0.25cm" fo:wrap-option="wrap" draw:shadow="hidden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816cm" fo:min-width="17.697cm" fo:padding-top="0.125cm" fo:padding-bottom="0.125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81cm" svg:stroke-color="#b2b2b2" draw:stroke-linejoin="round" draw:fill="gradient" draw:fill-gradient-name="Gradient_20_2" draw:textarea-vertical-align="top" draw:auto-grow-height="false" fo:min-height="5.466cm" fo:min-width="4.928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689cm" fo:min-width="17.831cm" fo:padding-top="0.125cm" fo:padding-bottom="0.125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816cm" fo:min-width="17.697cm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81cm" svg:stroke-color="#b2b2b2" draw:stroke-linejoin="round" draw:fill="gradient" draw:fill-gradient-name="Gradient_20_3" draw:textarea-vertical-align="top" draw:auto-grow-height="false" fo:min-height="5.466cm" fo:min-width="4.928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689cm" fo:min-width="17.831cm" fo:padding-top="0.125cm" fo:padding-bottom="0.125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816cm" fo:min-width="17.697cm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81cm" svg:stroke-color="#b2b2b2" draw:stroke-linejoin="round" draw:fill="gradient" draw:fill-gradient-name="Tango_20_Green" draw:textarea-vertical-align="top" draw:auto-grow-height="false" fo:min-height="5.022cm" fo:min-width="4.71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92cm" fo:min-width="17.447cm" fo:padding-top="0.125cm" fo:padding-bottom="0.125cm" fo:padding-left="0.25cm" fo:padding-right="0.25cm" fo:wrap-option="wrap" draw:shadow="hidden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9cm" fo:min-width="17.896cm" fo:padding-top="0.125cm" fo:padding-bottom="0.125cm" fo:padding-left="0.25cm" fo:padding-right="0.25cm" fo:wrap-option="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92cm" fo:min-width="17.447cm" fo:padding-top="0.125cm" fo:padding-bottom="0.125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9cm" fo:min-width="17.896cm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81cm" svg:stroke-color="#b2b2b2" draw:stroke-linejoin="round" draw:fill="gradient" draw:fill-gradient-name="Tango_20_Green" draw:textarea-vertical-align="top" draw:auto-grow-height="false" fo:min-height="6.326cm" fo:min-width="5.468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448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262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0.78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2.04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2.355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81cm" svg:stroke-color="#b2b2b2" draw:stroke-linejoin="round" draw:fill="gradient" draw:fill-gradient-name="Tango_20_Green" draw:textarea-vertical-align="top" draw:auto-grow-height="false" fo:min-height="6.466cm" fo:min-width="6.288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7.883cm" fo:padding-top="0.125cm" fo:padding-bottom="0.125cm" fo:padding-left="0.25cm" fo:padding-right="0.25cm" fo:wrap-option="wrap" draw:shadow="visible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0.784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2.041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2.355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448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634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2.262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3cm" fo:min-width="0.783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2.041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2.355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885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1.724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81cm" svg:stroke-color="#b2b2b2" draw:stroke-linejoin="round" draw:fill="gradient" draw:fill-gradient-name="Tango_20_Green" draw:textarea-vertical-align="top" draw:auto-grow-height="false" fo:min-height="5.138cm" fo:min-width="4.888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785cm" fo:min-width="7.375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7.719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8.027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06cm" svg:stroke-color="#cccccc" draw:marker-start-width="0.237cm" draw:marker-end-width="0.237cm" draw:stroke-linejoin="round" draw:fill="gradient" draw:fill-gradient-name="Tango_20_Green" draw:textarea-vertical-align="top" draw:auto-grow-height="false" fo:min-height="5.138cm" fo:min-width="4.888cm" fo:padding-top="0.137cm" fo:padding-bottom="0.137cm" fo:padding-left="0.262cm" fo:padding-right="0.262cm" fo:wrap-option="wrap"/>
    </style:style>
    <style:style style:name="gr57" style:family="graphic" style:parent-style-name="standard" style:list-style-name="L2">
      <style:graphic-properties draw:stroke="none" svg:stroke-width="0cm" draw:fill="none" draw:fill-color="#333333" draw:textarea-vertical-align="top" draw:auto-grow-height="false" draw:fit-to-size="false" fo:min-height="3.785cm" fo:min-width="7.839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154cm" fo:min-width="7.719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3.154cm" fo:min-width="8.027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gradient" draw:fill-gradient-name="Tango_20_Green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  <style:text-properties fo:color="#cccccc" fo:font-size="18p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fo:color="#cccccc" fo:font-size="18pt" fo:text-shadow="1pt 1p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 fo:text-shadow="1pt 1pt"/>
    </style:style>
    <style:style style:name="P5" style:family="paragraph">
      <style:paragraph-properties fo:margin-top="0cm" fo:margin-bottom="0cm"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8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9" style:family="paragraph">
      <style:paragraph-properties fo:margin-top="0cm" fo:margin-bottom="0cm" fo:text-align="start"/>
      <style:text-properties fo:color="#cccccc" style:text-outline="true" fo:font-size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color="#cccccc" style:text-outline="true" fo:font-size="18pt" fo:text-shadow="1pt 1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text-align="start"/>
      <style:text-properties fo:color="#808080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color="#808080" fo:font-size="18pt"/>
    </style:style>
    <style:style style:name="P16" style:family="paragraph">
      <style:paragraph-properties fo:margin-top="0cm" fo:margin-bottom="0cm" fo:text-align="start"/>
      <style:text-properties fo:color="#cccccc"/>
    </style:style>
    <style:style style:name="P17" style:family="paragraph">
      <loext:graphic-properties draw:fill="none"/>
      <style:paragraph-properties fo:margin-top="0cm" fo:margin-bottom="0cm" fo:text-align="start" style:font-independent-line-spacing="true"/>
      <style:text-properties fo:color="#cccccc" fo:font-size="18pt"/>
    </style:style>
    <style:style style:name="P18" style:family="paragraph">
      <loext:graphic-properties draw:fill="none" draw:fill-color="#333333"/>
      <style:paragraph-properties fo:margin-top="0cm" fo:margin-bottom="0cm" fo:text-align="start" style:font-independent-line-spacing="true"/>
      <style:text-properties fo:font-size="18pt" fo:text-shadow="1pt 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Ubuntu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Arial1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6" style:family="text">
      <style:text-properties fo:font-variant="normal" fo:text-transform="none" fo:color="#b2b2b2" style:text-outline="true" style:text-line-through-style="none" style:text-line-through-type="none" style:text-position="0% 100%" style:font-name="Ubuntu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7" style:family="text">
      <style:text-properties fo:font-variant="normal" fo:text-transform="none" fo:color="#b2b2b2" style:text-outline="false" style:text-line-through-style="none" style:text-line-through-type="none" style:text-position="0% 100%" style:font-name="Ubuntu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8" style:family="text">
      <style:text-properties fo:font-variant="normal" fo:text-transform="none" fo:color="#cccccc" style:text-outline="true" style:text-line-through-style="none" style:text-line-through-type="none" style:text-position="0% 100%" style:font-name="Arial1" fo:font-size="96pt" fo:letter-spacing="normal" fo:font-style="normal" fo:text-shadow="none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96pt" fo:letter-spacing="normal" fo:font-style="normal" fo:text-shadow="1pt 1pt" style:text-underline-style="none" fo:font-weight="bold" style:font-name-asian="DejaVu Sans2" style:font-size-asian="96pt" style:font-style-asian="normal" style:font-weight-asian="bold" style:font-name-complex="DejaVu Sans2" style:font-size-complex="96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style:style style:name="T13" style:family="text">
      <style:text-properties fo:font-variant="normal" fo:text-transform="none" fo:color="#cccccc" style:text-line-through-style="none" style:text-line-through-type="none" style:text-position="0% 100%" style:font-name="Arial1" fo:font-size="80pt" fo:letter-spacing="normal" fo:font-style="normal" style:text-underline-style="none" fo:font-weight="bold" style:font-name-asian="DejaVu Sans2" style:font-size-asian="80pt" style:font-style-asian="normal" style:font-weight-asian="bold" style:font-name-complex="DejaVu Sans2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7.674cm" svg:height="8.082cm" svg:x="2.94cm" svg:y="7.9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3" draw:layer="layout" svg:width="18.33cm" svg:height="3.938cm" draw:transform="skewX (0.302465559370617) rotate (0.260228591472355) translate (3.124cm 9.697cm)">
          <text:p text:style-name="P2"><text:span text:style-name="T1">P</text:span><text:span text:style-name="T1">R</text:span><text:span text:style-name="T1">O</text:span><text:span text:style-name="T2">M</text:span><text:span text:style-name="T2">P</text:span><text:span text:style-name="T2">T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3.133cm" svg:height="4.034cm" svg:x="10.835cm" svg:y="9.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18.196cm" svg:height="4.065cm" draw:transform="skewX (0.00767944870877505) translate (2.813cm 9.837cm)">
          <text:p text:style-name="P5"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CustomShape 1" draw:style-name="gr6" draw:text-style-name="P7" draw:layer="layout" svg:width="7.674cm" svg:height="8.082cm" svg:x="2.94cm" svg:y="7.9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3" draw:layer="layout" svg:width="18.33cm" svg:height="3.938cm" draw:transform="skewX (0.302465559370617) rotate (0.260228591472355) translate (3.124cm 9.697cm)">
          <text:p text:style-name="P2"><text:span text:style-name="T1">PRO</text:span><text:span text:style-name="T2">TEIN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4" draw:layer="layout" svg:width="3.133cm" svg:height="4.034cm" svg:x="10.835cm" svg:y="9.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4" draw:layer="layout" svg:width="18.196cm" svg:height="4.065cm" draw:transform="skewX (0.00767944870877505) translate (2.813cm 9.837cm)">
          <text:p text:style-name="P5"><text:span text:style-name="T4">PROMPT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CustomShape 1" draw:style-name="gr10" draw:text-style-name="P8" draw:layer="layout" svg:width="7.674cm" svg:height="8.082cm" svg:x="2.94cm" svg:y="7.9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" draw:text-style-name="P3" draw:layer="layout" svg:width="18.33cm" svg:height="3.938cm" draw:transform="skewX (0.302465559370617) rotate (0.260228591472355) translate (3.124cm 9.797cm)">
          <text:p text:style-name="P2"><text:span text:style-name="T1">PRO</text:span><text:span text:style-name="T2">TEIN</text:span></text:p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3.133cm" svg:height="4.034cm" svg:x="10.835cm" svg:y="9.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4" draw:layer="layout" svg:width="18.196cm" svg:height="4.065cm" draw:transform="skewX (0.00767944870877505) translate (2.813cm 9.837cm)">
          <text:p text:style-name="P5"><text:span text:style-name="T4">PROMPT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CustomShape 1" draw:style-name="gr14" draw:text-style-name="P1" draw:layer="layout" svg:width="7.366cm" svg:height="7.456cm" svg:x="3.048cm" svg:y="8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5" draw:text-style-name="P10" draw:layer="layout" svg:width="17.946cm" svg:height="4.041cm" draw:transform="skewX (0.172787595947439) rotate (0.130201562198777) translate (3.124cm 9.821cm)">
          <text:p text:style-name="P9"><text:span text:style-name="T6">P</text:span><text:span text:style-name="T6">R</text:span><text:span text:style-name="T6">O</text:span><text:span text:style-name="T7">M</text:span><text:span text:style-name="T7">P</text:span><text:span text:style-name="T7">T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4" draw:layer="layout" svg:width="3.133cm" svg:height="4.034cm" svg:x="10.835cm" svg:y="9.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4" draw:layer="layout" svg:width="18.395cm" svg:height="4.038cm" draw:transform="skewX (-0.115715329407224) rotate (-0.115540796482025) translate (2.894cm 9.906cm)">
          <text:p text:style-name="P5"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CustomShape 1" draw:style-name="gr14" draw:text-style-name="P1" draw:layer="layout" svg:width="7.366cm" svg:height="7.456cm" svg:x="3.048cm" svg:y="8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8" draw:text-style-name="P10" draw:layer="layout" svg:width="17.946cm" svg:height="4.041cm" draw:transform="skewX (0.172787595947439) rotate (0.130201562198777) translate (3.124cm 9.821cm)">
          <text:p text:style-name="P9"><text:span text:style-name="T6">PRO</text:span><text:span text:style-name="T7">TEIN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3.133cm" svg:height="4.034cm" svg:x="10.835cm" svg:y="9.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4" draw:layer="layout" svg:width="18.395cm" svg:height="4.038cm" draw:transform="skewX (-0.115715329407224) rotate (-0.115540796482025) translate (2.894cm 9.906cm)">
          <text:p text:style-name="P5"><text:span text:style-name="T4">PROMPT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CustomShape 1" draw:style-name="gr21" draw:text-style-name="P1" draw:layer="layout" svg:width="8.438cm" svg:height="9.298cm" svg:x="5.442cm" svg:y="7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2" draw:text-style-name="P4" draw:layer="layout" svg:width="2.947cm" svg:height="4.034cm" svg:x="7.886cm" svg:y="9.68cm">
          <text:p text:style-name="P11"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draw:layer="layout" svg:width="3.133cm" svg:height="4.034cm" svg:x="10.835cm" svg:y="9.68cm">
          <text:p text:style-name="P11"><text:span text:style-name="T9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4" draw:layer="layout" svg:width="2.761cm" svg:height="4.034cm" svg:x="5.334cm" svg:y="9.652cm">
          <text:p text:style-name="P11"><text:span text:style-name="T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12" draw:layer="layout" svg:width="2.223cm" svg:height="3.403cm" svg:x="13.462cm" svg:y="9.241cm">
          <text:p text:style-name="P11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12" draw:layer="layout" svg:width="2.384cm" svg:height="3.403cm" svg:x="15.24cm" svg:y="8.179cm">
          <text:p text:style-name="P11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7" draw:text-style-name="P12" draw:layer="layout" svg:width="1.283cm" svg:height="3.403cm" svg:x="17.272cm" svg:y="7.717cm">
          <text:p text:style-name="P11"><text:span text:style-name="T1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8" draw:text-style-name="P12" draw:layer="layout" svg:width="2.54cm" svg:height="3.403cm" svg:x="18.188cm" svg:y="6.758cm">
          <text:p text:style-name="P11"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2" draw:layer="layout" svg:width="2.854cm" svg:height="3.403cm" svg:x="13.572cm" svg:y="11.454cm">
          <text:p text:style-name="P11"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12" draw:layer="layout" svg:width="2.384cm" svg:height="3.403cm" svg:x="16.002cm" svg:y="12.192cm">
          <text:p text:style-name="P11"><text:span text:style-name="T1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12" draw:layer="layout" svg:width="2.223cm" svg:height="3.403cm" svg:x="17.842cm" svg:y="13.205cm">
          <text:p text:style-name="P11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CustomShape 1" draw:style-name="gr32" draw:text-style-name="P1" draw:layer="layout" svg:width="9.598cm" svg:height="9.498cm" svg:x="13.31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33" draw:text-style-name="P4" draw:layer="layout" svg:width="3.133cm" svg:height="4.034cm" svg:x="10.835cm" svg:y="9.68cm"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4" draw:layer="layout" svg:width="8.382cm" svg:height="4.034cm" svg:x="6.096cm" svg:y="9.582cm">
          <text:p text:style-name="P11"><text:span text:style-name="T5">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5" draw:text-style-name="P12" draw:layer="layout" svg:width="2.223cm" svg:height="3.403cm" svg:x="13.462cm" svg:y="9.241cm">
          <text:p text:style-name="P11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2" draw:layer="layout" svg:width="2.384cm" svg:height="3.403cm" svg:x="15.24cm" svg:y="8.179cm">
          <text:p text:style-name="P11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7" draw:text-style-name="P12" draw:layer="layout" svg:width="1.283cm" svg:height="3.403cm" svg:x="17.272cm" svg:y="7.717cm">
          <text:p text:style-name="P11"><text:span text:style-name="T1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8" draw:text-style-name="P12" draw:layer="layout" svg:width="2.54cm" svg:height="3.403cm" svg:x="18.188cm" svg:y="6.758cm">
          <text:p text:style-name="P11"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15" draw:layer="layout" svg:width="2.854cm" svg:height="3.403cm" svg:x="13.572cm" svg:y="11.454cm">
          <text:p text:style-name="P14"><text:span text:style-name="T1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15" draw:layer="layout" svg:width="2.384cm" svg:height="3.403cm" svg:x="16.002cm" svg:y="12.192cm">
          <text:p text:style-name="P14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15" draw:layer="layout" svg:width="2.223cm" svg:height="3.403cm" svg:x="17.842cm" svg:y="13.205cm">
          <text:p text:style-name="P14"><text:span text:style-name="T1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CustomShape 1" draw:style-name="gr21" draw:text-style-name="P1" draw:layer="layout" svg:width="8.438cm" svg:height="9.298cm" svg:x="5.442cm" svg:y="7.3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42" draw:text-style-name="P4" draw:layer="layout" svg:width="2.947cm" svg:height="4.034cm" svg:x="7.886cm" svg:y="9.68cm">
          <text:p text:style-name="P11"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" draw:layer="layout" svg:width="3.133cm" svg:height="4.034cm" svg:x="10.835cm" svg:y="9.68cm">
          <text:p text:style-name="P11"><text:span text:style-name="T9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4" draw:layer="layout" svg:width="2.761cm" svg:height="4.034cm" svg:x="5.334cm" svg:y="9.652cm">
          <text:p text:style-name="P11"><text:span text:style-name="T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2" draw:layer="layout" svg:width="2.223cm" svg:height="3.403cm" svg:x="13.462cm" svg:y="9.141cm">
          <text:p text:style-name="P11"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.384cm" svg:height="3.403cm" svg:x="15.24cm" svg:y="9.179cm">
          <text:p text:style-name="P11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2" draw:layer="layout" svg:width="1.283cm" svg:height="3.403cm" svg:x="17.272cm" svg:y="9.117cm">
          <text:p text:style-name="P11"><text:span text:style-name="T10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8" draw:text-style-name="P12" draw:layer="layout" svg:width="2.54cm" svg:height="3.403cm" svg:x="18.188cm" svg:y="9.058cm">
          <text:p text:style-name="P11"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12" draw:layer="layout" svg:width="2.854cm" svg:height="3.403cm" svg:x="13.572cm" svg:y="11.454cm">
          <text:p text:style-name="P11"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0" draw:text-style-name="P12" draw:layer="layout" svg:width="2.384cm" svg:height="3.403cm" svg:x="15.802cm" svg:y="11.492cm">
          <text:p text:style-name="P11"><text:span text:style-name="T1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12" draw:layer="layout" svg:width="2.223cm" svg:height="3.403cm" svg:x="17.66cm" svg:y="11.352cm">
          <text:p text:style-name="P11"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CustomShape 1" draw:style-name="gr52" draw:text-style-name="P1" draw:layer="layout" svg:width="7.62cm" svg:height="7.62cm" draw:transform="rotate (0.349065850398866) translate (11.887cm 8.0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53" draw:text-style-name="P4" draw:layer="layout" svg:width="7.874cm" svg:height="4.034cm" svg:x="6.234cm" svg:y="9.652cm">
          <text:p text:style-name="P11"><text:span text:style-name="T9">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4" draw:text-style-name="P12" draw:layer="layout" svg:width="8.218cm" svg:height="3.403cm" draw:transform="rotate (0.349065850398866) translate (12.5cm 8.822cm)">
          <text:p text:style-name="P11"><text:span text:style-name="T10">T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5" draw:text-style-name="P17" draw:layer="layout" svg:width="8.526cm" svg:height="3.403cm" draw:transform="rotate (0.349065850398866) translate (13.523cm 11.018cm)">
          <text:p text:style-name="P16"><text:span text:style-name="T13">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CustomShape 1" draw:style-name="gr56" draw:text-style-name="P1" draw:layer="layout" svg:width="7.62cm" svg:height="7.62cm" svg:x="13.142cm" svg:y="8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57" draw:text-style-name="P18" draw:layer="layout" svg:width="8.338cm" svg:height="4.034cm" svg:x="5.934cm" svg:y="9.652cm">
          <text:p text:style-name="P11"><text:span text:style-name="T9">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2" draw:layer="layout" svg:width="8.218cm" svg:height="3.403cm" svg:x="13.462cm" svg:y="9.141cm">
          <text:p text:style-name="P11"><text:span text:style-name="T10">T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9" draw:text-style-name="P17" draw:layer="layout" svg:width="8.526cm" svg:height="3.403cm" svg:x="13.672cm" svg:y="11.554cm">
          <text:p text:style-name="P11"><text:span text:style-name="T13">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ae234" draw:end-color="#4e9a06" draw:start-intensity="100%" draw:end-intensity="100%" draw:angle="300" draw:border="0%"/>
    <draw:gradient draw:name="Gradient_20_3" draw:display-name="Gradient 3" draw:style="linear" draw:start-color="#8ae234" draw:end-color="#006600" draw:start-intensity="100%" draw:end-intensity="100%" draw:angle="300" draw:border="0%"/>
    <draw:gradient draw:name="Gradient_20_4" draw:display-name="Gradient 4" draw:style="axial" draw:start-color="#8ae234" draw:end-color="#006600" draw:start-intensity="100%" draw:end-intensity="100%" draw:angle="300" draw:border="0%"/>
    <draw:gradient draw:name="Gradient_20_5" draw:display-name="Gradient 5" draw:style="radial" draw:cx="50%" draw:cy="50%" draw:start-color="#8ae234" draw:end-color="#006600" draw:start-intensity="100%" draw:end-intensity="100%" draw:border="0%"/>
    <draw:gradient draw:name="Gradient_20_6" draw:display-name="Gradient 6" draw:style="ellipsoid" draw:cx="50%" draw:cy="50%" draw:start-color="#8ae234" draw:end-color="#006600" draw:start-intensity="100%" draw:end-intensity="100%" draw:angle="300" draw:border="0%"/>
    <draw:gradient draw:name="Gradient_20_7" draw:display-name="Gradient 7" draw:style="square" draw:cx="50%" draw:cy="50%" draw:start-color="#8ae234" draw:end-color="#006600" draw:start-intensity="100%" draw:end-intensity="100%" draw:angle="300" draw:border="0%"/>
    <draw:gradient draw:name="Gradient_20_8" draw:display-name="Gradient 8" draw:style="rectangular" draw:cx="50%" draw:cy="50%" draw:start-color="#8ae234" draw:end-color="#0066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msFillBitmap_20_2" draw:display-name="msFillBitmap 2" xlink:href="Pictures/100000000000005E0000005EE35304D9B1EE05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0:09:49</meta:creation-date>
    <dc:language>en-US</dc:language>
    <dc:date>2018-07-13T14:50:51.843257642</dc:date>
    <meta:editing-cycles>12</meta:editing-cycles>
    <meta:editing-duration>PT3H1M5S</meta:editing-duration>
    <meta:generator>LibreOffice/5.1.6.2$Linux_X86_64 LibreOffice_project/10m0$Build-2</meta:generator>
    <meta:document-statistic meta:object-count="98"/>
  </office:meta>
</office:document-meta>
</file>